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1c3687"/>
    </style:style>
    <style:style style:name="P5" style:family="paragraph" style:parent-style-name="Standard">
      <style:text-properties officeooo:paragraph-rsid="00067f79" fo:background-color="#1c3687"/>
    </style:style>
    <style:style style:name="P6" style:family="paragraph" style:parent-style-name="Standard">
      <style:text-properties officeooo:paragraph-rsid="00067f79"/>
    </style:style>
    <style:style style:name="T1" style:family="text">
      <style:text-properties fo:background-color="#1c3687" loext:char-shading-value="0"/>
    </style:style>
    <style:style style:name="T2" style:family="text">
      <style:text-properties fo:background-color="#1c3687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P4">D - All of the above.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P4">D - All of the above.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<text:span text:style-name="T2">D - All of the above.</text:span><text:tab/>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P4">D - All of the above.</text:p>
      <text:p text:style-name="P4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P4">D - All of the above.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P4">D - All of the above.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P4">C - Both of the above.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P4">D - All of the above.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P4">A - .table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P4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P6">B - .table-st riped</text:p>
      <text:p text:style-name="P5">C - .table-bordered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P4">D - .table-hover</text:p>
      <text:p text:style-name="Standard"/>
      <text:p text:style-name="Standard"/>
      <text:p text:style-name="Standard"/>
      <text:p text:style-name="Standard"/>
      <text:p text:style-name="P1"><text:soft-page-break/>Which of the following class applies the hover color to a particular row or</text:p>
      <text:p text:style-name="P1">cell of a table?</text:p>
      <text:p text:style-name="P4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P4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P4">C - .warning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P4">D - .danger</text:p>
      <text:p text:style-name="Standard"/>
      <text:p text:style-name="Standard"/>
      <text:p text:style-name="P1">Which of the following class can be used to create a responsive table?</text:p>
      <text:p text:style-name="P4">A - .table-responsive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P4">A - .vertical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<text:soft-page-break/>Which of the following class is required to be added to form tag to make it</text:p>
      <text:p text:style-name="P1">inline?</text:p>
      <text:p text:style-name="Standard">A - .inline</text:p>
      <text:p text:style-name="P4">B - .form-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P4">B - .form-horizontal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P4">A - .btn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P4">B - .btn-primary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<text:soft-page-break/>B - well-lg or well-sm classes are used in conjunction with .well class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P4">C - Both of the above.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P4">A - It specifies static for a backdrop, if you don't want the modal to be closed when the user clicks</text:p>
      <text:p text:style-name="P4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It specifies static for a backdrop, if you don't want the modal to be closed when the user clicks</text:p>
      <text:p text:style-name="Standard">outside of the modal.</text:p>
      <text:p text:style-name="P4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9T17:34:31.326358207</dc:date>
    <meta:editing-duration>PT4M19S</meta:editing-duration>
    <meta:editing-cycles>1</meta:editing-cycles>
    <meta:document-statistic meta:table-count="0" meta:image-count="0" meta:object-count="0" meta:page-count="7" meta:paragraph-count="184" meta:word-count="1446" meta:character-count="7658" meta:non-whitespace-character-count="6395"/>
  </office:meta>
</office:document-meta>
</file>